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10.702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3.53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6666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rdered Quanti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Variant 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5,C12</text:p>
          </table:table-cell>
          <table:table-cell office:value-type="string" calcext:value-type="string">
            <text:p>CP_Elec_6.3x5.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rcscomponents.kiev.ua/product/100uf-16v-ezv-smd-sizec-6-3x5-7-low-imp-ezv101m16rc-moq-3kpcs-elektroliticheskij-kondensator-smd-nizkoimpedansnyj_23396.html</text:p>
          </table:table-cell>
          <table:table-cell office:value-type="float" office:value="3" calcext:value-type="float">
            <text:p>3</text:p>
          </table:table-cell>
          <table:table-cell table:formula="of:=[.D2]*2" office:value-type="float" office:value="6" calcext:value-type="float">
            <text:p>6</text:p>
          </table:table-cell>
          <table:table-cell table:formula="of:=[.G2]*[.H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4,C6,C7,C8,C13</text:p>
          </table:table-cell>
          <table:table-cell office:value-type="string" calcext:value-type="string">
            <text:p>C_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https://www.rcscomponents.kiev.ua/product/100nf-50v-x7r-10-1206-cc1206krx7r9bb104-yageo_105624.html</text:p>
          </table:table-cell>
          <table:table-cell office:value-type="float" office:value="1.5" calcext:value-type="float">
            <text:p>1,5</text:p>
          </table:table-cell>
          <table:table-cell table:style-name="ce3" office:value-type="float" office:value="20" calcext:value-type="float">
            <text:p>20</text:p>
          </table:table-cell>
          <table:table-cell table:formula="of:=[.G3]*[.H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Elec_6.3x5.7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ttps://www.rcscomponents.kiev.ua/product/220uf-16v-ezv-smd-sizec8-6-3x7-7-low-imp-ezv221m16rc8-elektroliticheskij-kondensator-smd-nizkoimpedansnyj_30348.html</text:p>
          </table:table-cell>
          <table:table-cell office:value-type="float" office:value="3.5" calcext:value-type="float">
            <text:p>3,5</text:p>
          </table:table-cell>
          <table:table-cell table:formula="of:=[.D4]*2" office:value-type="float" office:value="2" calcext:value-type="float">
            <text:p>2</text:p>
          </table:table-cell>
          <table:table-cell table:formula="of:=[.G4]*[.H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9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https://www.rcscomponents.kiev.ua/product/22uf-16v-x5r-10-1210-cl32a226kojnnne_148483.html</text:p>
          </table:table-cell>
          <table:table-cell office:value-type="float" office:value="11" calcext:value-type="float">
            <text:p>11</text:p>
          </table:table-cell>
          <table:table-cell table:formula="of:=[.D5]*2" office:value-type="float" office:value="4" calcext:value-type="float">
            <text:p>4</text:p>
          </table:table-cell>
          <table:table-cell table:formula="of:=[.G5]*[.H5]" office:value-type="float" office:value="44" calcext:value-type="float">
            <text:p>44</text:p>
          </table:table-cell>
          <table:table-cell table:style-name="ce2" office:value-type="string" calcext:value-type="string">
            <text:p>на 10В https://www.rcscomponents.kiev.ua/product/22uf-10v-x7r-10-c1206-2k-reel-c1206b226k100n2-hitano-kondensatory-keramicheskie-smd_153942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https://www.rcscomponents.kiev.ua/product/470pf-50v-x7r-10-1206-1206b471k500nt-fenghua-kondensatory-keramicheskie-smd_149404.html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10" calcext:value-type="float">
            <text:p>10</text:p>
          </table:table-cell>
          <table:table-cell table:formula="of:=[.G6]*[.H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,D3,D8</text:p>
          </table:table-cell>
          <table:table-cell office:value-type="string" calcext:value-type="string">
            <text:p>D_S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www.rcscomponents.kiev.ua/product/1n4007-smd-m7-do214ac-2000-sht-b_73458.html</text:p>
          </table:table-cell>
          <table:table-cell office:value-type="float" office:value="1" calcext:value-type="float">
            <text:p>1</text:p>
          </table:table-cell>
          <table:table-cell table:formula="of:=[.D7]*2" office:value-type="float" office:value="6" calcext:value-type="float">
            <text:p>6</text:p>
          </table:table-cell>
          <table:table-cell table:formula="of:=[.G7]*[.H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4,,,,,D2,D5,,</text:p>
          </table:table-cell>
          <table:table-cell office:value-type="string" calcext:value-type="string">
            <text:p>LED_12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rcscomponents.kiev.ua/product/kls9-t1206uyc_126858.html</text:p>
          </table:table-cell>
          <table:table-cell office:value-type="float" office:value="1" calcext:value-type="float">
            <text:p>1</text:p>
          </table:table-cell>
          <table:table-cell table:formula="of:=[.D8]*2" office:value-type="float" office:value="18" calcext:value-type="float">
            <text:p>18</text:p>
          </table:table-cell>
          <table:table-cell table:formula="of:=[.G8]*[.H8]" office:value-type="float" office:value="18" calcext:value-type="float">
            <text:p>18</text:p>
          </table:table-cell>
          <table:table-cell office:value-type="string" calcext:value-type="string">
            <text:p>других цветов <text:a xlink:href="https://www.rcscomponents.kiev.ua/product/kt-smd1206-w_86415.html" xlink:type="simple">https://www.rcscomponents.kiev.ua/product/kt-smd1206-w_86415.html</text:a> <text:a xlink:href="https://www.rcscomponents.kiev.ua/product/kt-smd1206-r_86411.html" xlink:type="simple">https://www.rcscomponents.kiev.ua/product/kt-smd1206-r_86411.html</text:a> <text:a xlink:href="https://www.rcscomponents.kiev.ua/product/kt-smd1206-g_86412.html" xlink:type="simple">https://www.rcscomponents.kiev.ua/product/kt-smd1206-g_86412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J SS14</text:p>
          </table:table-cell>
          <table:table-cell office:value-type="string" calcext:value-type="string">
            <text:p>https://www.rcscomponents.kiev.ua/product/ss14_1577.html</text:p>
          </table:table-cell>
          <table:table-cell office:value-type="float" office:value="1.5" calcext:value-type="float">
            <text:p>1,5</text:p>
          </table:table-cell>
          <table:table-cell table:formula="of:=[.D9]*2" office:value-type="float" office:value="4" calcext:value-type="float">
            <text:p>4</text:p>
          </table:table-cell>
          <table:table-cell table:formula="of:=[.G9]*[.H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https://www.rcscomponents.kiev.ua/product/dc-140-002-kls1-dc-005a-2-0-dc-power-socket_56645.html</text:p>
          </table:table-cell>
          <table:table-cell office:value-type="float" office:value="3.5" calcext:value-type="float">
            <text:p>3,5</text:p>
          </table:table-cell>
          <table:table-cell table:formula="of:=[.D10]*2" office:value-type="float" office:value="2" calcext:value-type="float">
            <text:p>2</text:p>
          </table:table-cell>
          <table:table-cell table:formula="of:=[.G10]*[.H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TerminalBlock_bornier-3_P5.0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x03</text:p>
          </table:table-cell>
          <table:table-cell office:value-type="string" calcext:value-type="string">
            <text:p>https://www.rcscomponents.kiev.ua/product/klemmnik-kls2-300-500-03p-2c_30659.html</text:p>
          </table:table-cell>
          <table:table-cell office:value-type="float" office:value="3" calcext:value-type="float">
            <text:p>3</text:p>
          </table:table-cell>
          <table:table-cell table:formula="of:=[.D11]*2" office:value-type="float" office:value="4" calcext:value-type="float">
            <text:p>4</text:p>
          </table:table-cell>
          <table:table-cell table:formula="of:=[.G11]*[.H1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ocket_Strip_Straight_2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table:style-name="ce2" office:value-type="string" calcext:value-type="string">
            <text:p>https://www.rcscomponents.kiev.ua/product/pbd-8-gnezda-na-platu-2h4-2-54mm-kls1-208-3-5-2-08_92750.html</text:p>
          </table:table-cell>
          <table:table-cell office:value-type="float" office:value="4.5" calcext:value-type="float">
            <text:p>4,5</text:p>
          </table:table-cell>
          <table:table-cell table:formula="of:=[.D12]*2" office:value-type="float" office:value="2" calcext:value-type="float">
            <text:p>2</text:p>
          </table:table-cell>
          <table:table-cell table:formula="of:=[.G12]*[.H12]" office:value-type="float" office:value="9" calcext:value-type="float">
            <text:p>9</text:p>
          </table:table-cell>
          <table:table-cell office:value-type="string" calcext:value-type="string">
            <text:p>можно не брать, есть в наличии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ocket_Strip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https://www.rcscomponents.kiev.ua/product/bh-10-vilka-na-platu-kls1-202-10-s-b-kls_72272.html</text:p>
          </table:table-cell>
          <table:table-cell office:value-type="float" office:value="3" calcext:value-type="float">
            <text:p>3</text:p>
          </table:table-cell>
          <table:table-cell table:formula="of:=[.D13]*2" office:value-type="float" office:value="2" calcext:value-type="float">
            <text:p>2</text:p>
          </table:table-cell>
          <table:table-cell table:formula="of:=[.G13]*[.H1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Socket_Strip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https://www.rcscomponents.kiev.ua/product/bh-6-vilka-na-platu-kls1-202-06-s-b_72276.html</text:p>
          </table:table-cell>
          <table:table-cell office:value-type="float" office:value="3" calcext:value-type="float">
            <text:p>3</text:p>
          </table:table-cell>
          <table:table-cell table:formula="of:=[.D14]*2" office:value-type="float" office:value="2" calcext:value-type="float">
            <text:p>2</text:p>
          </table:table-cell>
          <table:table-cell table:formula="of:=[.G14]*[.H1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,J9,J10,J11,J12,J13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https://www.rcscomponents.kiev.ua/product/klemmnik-dg301-5-0-02p-12-02a-h_124197.html</text:p>
          </table:table-cell>
          <table:table-cell office:value-type="float" office:value="2" calcext:value-type="float">
            <text:p>2</text:p>
          </table:table-cell>
          <table:table-cell table:formula="of:=[.D15]*2" office:value-type="float" office:value="12" calcext:value-type="float">
            <text:p>12</text:p>
          </table:table-cell>
          <table:table-cell table:formula="of:=[.G15]*[.H1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,K2</text:p>
          </table:table-cell>
          <table:table-cell office:value-type="string" calcext:value-type="string">
            <text:p>Relay_DPDT_FRT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5</text:p>
          </table:table-cell>
          <table:table-cell office:value-type="string" calcext:value-type="string">
            <text:p>https://www.rcscomponents.kiev.ua/product/rele-p-5_24213.html</text:p>
          </table:table-cell>
          <table:table-cell office:value-type="float" office:value="32" calcext:value-type="float">
            <text:p>32</text:p>
          </table:table-cell>
          <table:table-cell table:formula="of:=[.D16]*2" office:value-type="float" office:value="4" calcext:value-type="float">
            <text:p>4</text:p>
          </table:table-cell>
          <table:table-cell table:formula="of:=[.G16]*[.H16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L_12x12mm_h6mm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rcscomponents.kiev.ua/product/scb1207-221m-220uh-20-1-2a-0-4-ohm-smd-12x12mm-h-8mm-v-bronevom-serdechnike-anla-tech-drossel-silovoj_39180.html</text:p>
          </table:table-cell>
          <table:table-cell office:value-type="float" office:value="11" calcext:value-type="float">
            <text:p>11</text:p>
          </table:table-cell>
          <table:table-cell table:formula="of:=[.D17]*2" office:value-type="float" office:value="4" calcext:value-type="float">
            <text:p>4</text:p>
          </table:table-cell>
          <table:table-cell table:formula="of:=[.G17]*[.H1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,R7,R22,R26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https://www.rcscomponents.kiev.ua/product/1-5-kohm-5-0-125w-150v-0805-rc0805jr-1k5r-hitano-rezistor-smd_3703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18]*[.H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rcscomponents.kiev.ua/product/82-ohm-5-0-125w-150v-0805-rc0805jr-82r-hitano-rezistor-smd_1371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19]*[.H19]" office:value-type="float" office:value="9" calcext:value-type="float">
            <text:p>9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https://www.rcscomponents.kiev.ua/product/2-kohm-5-0-125w-150v-0805-rc0805jr-072kl-yageo_103691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0]*[.H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rcscomponents.kiev.ua/product/12-kohm-5-0-125w-150v-0805-rc0805jr-12k-hitano-rezistor-smd_1402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1]*[.H2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,R9,R10,R20,R21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rcscomponents.kiev.ua/product/10-kohm-5-0-125w-150v-0805-rc0805s8j0103t5e-uni-ohm-rezistor-smd_150145.html</text:p>
          </table:table-cell>
          <table:table-cell office:value-type="float" office:value="0.25" calcext:value-type="float">
            <text:p>0,25</text:p>
          </table:table-cell>
          <table:table-cell table:style-name="ce3" office:value-type="float" office:value="100" calcext:value-type="float">
            <text:p>100</text:p>
          </table:table-cell>
          <table:table-cell table:formula="of:=[.G22]*[.H2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,R12,,,,R14,,,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rcscomponents.kiev.ua/product/1-1-kohm-5-0-125w-150v-0805-rc0805jr-1k1-hitano-rezistor-smd_10835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3]*[.H23]" office:value-type="float" office:value="9" calcext:value-type="float">
            <text:p>9</text:p>
          </table:table-cell>
          <table:table-cell office:value-type="string" calcext:value-type="string">
            <text:p>по факту 1k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https://www.rcscomponents.kiev.ua/product/1-3-kohm-5-0-125w-150v-0805-rc0805jr-1k3-hitano-rezistor-smd_1713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4]*[.H2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05</text:p>
          </table:table-cell>
          <table:table-cell table:style-name="ce2" office:value-type="string" calcext:value-type="string">
            <text:p>https://www.rcscomponents.kiev.ua/product/1-1-kohm-5-0-125w-150v-0805-rc0805jr-1k1-hitano-rezistor-smd_10835.htm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5]*[.H25]" office:value-type="float" office:value="0" calcext:value-type="float">
            <text:p>0</text:p>
          </table:table-cell>
          <table:table-cell office:value-type="string" calcext:value-type="string">
            <text:p>по факту 1k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https://www.rcscomponents.kiev.ua/product/20-kohm-5-0-125w-150v-0805-rc0805jr-20kr-hitano-rezistor-smd_1766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6]*[.H2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6</text:p>
          </table:table-cell>
          <table:table-cell office:value-type="string" calcext:value-type="string">
            <text:p>https://www.rcscomponents.kiev.ua/product/3-6-kohm-5-0-125w-150v-0805-rc0805jr-3k6-hitano-rezistor-smd_1789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7]*[.H2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k</text:p>
          </table:table-cell>
          <table:table-cell table:style-name="ce2" office:value-type="string" calcext:value-type="string">
            <text:p>https://www.rcscomponents.kiev.ua/product/20-kohm-5-0-125w-150v-0805-rc0805jr-20kr-hitano-rezistor-smd_1766.htm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*[.H28]" office:value-type="float" office:value="0" calcext:value-type="float">
            <text:p>0</text:p>
          </table:table-cell>
          <table:table-cell office:value-type="string" calcext:value-type="string">
            <text:p>по факту 2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4,R25,R27,R28,R29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https://www.rcscomponents.kiev.ua/product/3-3-kohm-5-0-125w-150v-0805-rc0805jr-073k3-phycomp-rezistor-smd_3721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29]*[.H2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https://www.rcscomponents.kiev.ua/product/mc34063acd-tr_12419.html</text:p>
          </table:table-cell>
          <table:table-cell office:value-type="float" office:value="6" calcext:value-type="float">
            <text:p>6</text:p>
          </table:table-cell>
          <table:table-cell table:formula="of:=[.D30]*2" office:value-type="float" office:value="2" calcext:value-type="float">
            <text:p>2</text:p>
          </table:table-cell>
          <table:table-cell table:formula="of:=[.G30]*[.H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https://www.rcscomponents.kiev.ua/product/tp4056_103650.html</text:p>
          </table:table-cell>
          <table:table-cell office:value-type="float" office:value="10" calcext:value-type="float">
            <text:p>10</text:p>
          </table:table-cell>
          <table:table-cell table:formula="of:=[.D31]*2" office:value-type="float" office:value="2" calcext:value-type="float">
            <text:p>2</text:p>
          </table:table-cell>
          <table:table-cell table:formula="of:=[.G31]*[.H3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ttps://www.rcscomponents.kiev.ua/product/hc49u-16mhz_114757.html</text:p>
          </table:table-cell>
          <table:table-cell office:value-type="float" office:value="7" calcext:value-type="float">
            <text:p>7</text:p>
          </table:table-cell>
          <table:table-cell table:formula="of:=[.D32]*2" office:value-type="float" office:value="2" calcext:value-type="float">
            <text:p>2</text:p>
          </table:table-cell>
          <table:table-cell table:formula="of:=[.G32]*[.H3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1,SW2,SW3</text:p>
          </table:table-cell>
          <table:table-cell office:value-type="string" calcext:value-type="string">
            <text:p>SW_SPST_SKQ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ttps://www.rcscomponents.kiev.ua/product/knopka-taktovaya-tactm-613n-f_72986.html</text:p>
          </table:table-cell>
          <table:table-cell office:value-type="float" office:value="1.5" calcext:value-type="float">
            <text:p>1,5</text:p>
          </table:table-cell>
          <table:table-cell table:style-name="ce3" office:value-type="float" office:value="10" calcext:value-type="float">
            <text:p>10</text:p>
          </table:table-cell>
          <table:table-cell table:formula="of:=[.G33]*[.H3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https://www.rcscomponents.kiev.ua/product/22pf-50v-np0-5-1206-4k-reel-c1206n220j500nt-hitano-kondensatory-keramicheskie-smd_2270.html</text:p>
          </table:table-cell>
          <table:table-cell office:value-type="float" office:value="0.95" calcext:value-type="float">
            <text:p>0,95</text:p>
          </table:table-cell>
          <table:table-cell table:style-name="ce3" office:value-type="float" office:value="10" calcext:value-type="float">
            <text:p>10</text:p>
          </table:table-cell>
          <table:table-cell table:formula="of:=[.G34]*[.H34]"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https://www.rcscomponents.kiev.ua/product/wh-3-wf-03s-ci3103p1v00-ns25-w3p-vilka-na-platu_12374.html</text:p>
          </table:table-cell>
          <table:table-cell office:value-type="float" office:value="1.5" calcext:value-type="float">
            <text:p>1,5</text:p>
          </table:table-cell>
          <table:table-cell table:formula="of:=[.D35]*2" office:value-type="float" office:value="2" calcext:value-type="float">
            <text:p>2</text:p>
          </table:table-cell>
          <table:table-cell table:formula="of:=[.G35]*[.H3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1,R13</text:p>
          </table:table-cell>
          <table:table-cell office:value-type="string" calcext:value-type="string">
            <text:p>R_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s://www.rcscomponents.kiev.ua/product/1-ohm-5-3-4w-200v-2010-rc2010jk-1r-hitano_51177.html</text:p>
          </table:table-cell>
          <table:table-cell office:value-type="float" office:value="0.7" calcext:value-type="float">
            <text:p>0,7</text:p>
          </table:table-cell>
          <table:table-cell table:style-name="ce3" office:value-type="float" office:value="10" calcext:value-type="float">
            <text:p>10</text:p>
          </table:table-cell>
          <table:table-cell table:formula="of:=[.G36]*[.H3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https://www.rcscomponents.kiev.ua/product/0-33-ohm-5-0-125w-150v-0805-rl0805jr-0r33-hitano-rezistor-smd_25056.html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10" calcext:value-type="float">
            <text:p>10</text:p>
          </table:table-cell>
          <table:table-cell table:formula="of:=[.G37]*[.H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https://www.rcscomponents.kiev.ua/product/1-mohm-5-0-125w-150v-0805-rc0805jr-1mr-hitano-rezistor-smd_27810.html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00" calcext:value-type="float">
            <text:p>100</text:p>
          </table:table-cell>
          <table:table-cell table:formula="of:=[.G38]*[.H3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ttps://www.rcscomponents.kiev.ua/product/atmega328p-au_29080.html</text:p>
          </table:table-cell>
          <table:table-cell office:value-type="float" office:value="65" calcext:value-type="float">
            <text:p>65</text:p>
          </table:table-cell>
          <table:table-cell table:formula="of:=[.D39]*2" office:value-type="float" office:value="2" calcext:value-type="float">
            <text:p>2</text:p>
          </table:table-cell>
          <table:table-cell table:formula="of:=[.G39]*[.H39]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7705</text:p>
          </table:table-cell>
          <table:table-cell office:value-type="string" calcext:value-type="string">
            <text:p>https://www.rcscomponents.kiev.ua/product/tl7705bcd_123304.html</text:p>
          </table:table-cell>
          <table:table-cell office:value-type="float" office:value="9" calcext:value-type="float">
            <text:p>9</text:p>
          </table:table-cell>
          <table:table-cell table:formula="of:=[.D40]*2" office:value-type="float" office:value="2" calcext:value-type="float">
            <text:p>2</text:p>
          </table:table-cell>
          <table:table-cell table:formula="of:=[.G40]*[.H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https://www.rcscomponents.kiev.ua/product/lm1117mp-3-3-nopb_73474.html</text:p>
          </table:table-cell>
          <table:table-cell office:value-type="float" office:value="24.5" calcext:value-type="float">
            <text:p>24,5</text:p>
          </table:table-cell>
          <table:table-cell table:formula="of:=[.D41]*2" office:value-type="float" office:value="2" calcext:value-type="float">
            <text:p>2</text:p>
          </table:table-cell>
          <table:table-cell table:formula="of:=[.G41]*[.H41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eramic_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3608</text:p>
          </table:table-cell>
          <table:table-cell office:value-type="string" calcext:value-type="string">
            <text:p>https://radiostore.com.ua/p563091417-mikroshema-mt3608-sot23.html</text:p>
          </table:table-cell>
          <table:table-cell office:value-type="float" office:value="4" calcext:value-type="float">
            <text:p>4</text:p>
          </table:table-cell>
          <table:table-cell table:formula="of:=[.D42]*2" office:value-type="float" office:value="2" calcext:value-type="float">
            <text:p>2</text:p>
          </table:table-cell>
          <table:table-cell table:formula="of:=[.G42]*[.H4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https://www.rcscomponents.kiev.ua/product/mmbt3904lt1g-ons_58026.html</text:p>
          </table:table-cell>
          <table:table-cell office:value-type="float" office:value="1" calcext:value-type="float">
            <text:p>1</text:p>
          </table:table-cell>
          <table:table-cell table:formula="of:=[.D43]*2" office:value-type="float" office:value="4" calcext:value-type="float">
            <text:p>4</text:p>
          </table:table-cell>
          <table:table-cell table:formula="of:=[.G43]*[.H4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plastic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01 UKR</text:p>
          </table:table-cell>
          <table:table-cell office:value-type="string" calcext:value-type="string">
            <text:p>https://korpusdnepr.com/p360876244-korpus-z101-ukr.html</text:p>
          </table:table-cell>
          <table:table-cell office:value-type="float" office:value="59" calcext:value-type="float">
            <text:p>59</text:p>
          </table:table-cell>
          <table:table-cell table:formula="of:=[.D44]*2" office:value-type="float" office:value="2" calcext:value-type="float">
            <text:p>2</text:p>
          </table:table-cell>
          <table:table-cell table:formula="of:=[.G44]*[.H44]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formula="of:=SUM([.I2:.I45])" office:value-type="float" office:value="906.5" calcext:value-type="float">
            <text:p>906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0/00/0000</text:date>, <text:time style:data-style-name="N2" text:time-value="21:39:24.282528914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22:26:43.750011268</dc:date>
    <meta:generator>LibreOffice/4.2.8.2$Linux_X86_64 LibreOffice_project/420m0$Build-2</meta:generator>
    <meta:editing-duration>PT2H7M23S</meta:editing-duration>
    <meta:editing-cycles>31</meta:editing-cycles>
    <meta:document-statistic meta:table-count="1" meta:cell-count="405" meta:object-count="0"/>
  </office:meta>
</office:document-meta>
</file>